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.152cm" svg:stroke-color="#800000" draw:marker-start-width="0.427cm" draw:marker-end-width="0.427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marker-start="" draw:marker-end="" draw:fill="solid" draw:fill-color="#ccccff" draw:textarea-horizontal-align="justify" draw:textarea-vertical-align="middle" draw:auto-grow-height="false"/>
    </style:style>
    <style:style style:name="gr7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9" style:family="graphic" style:parent-style-name="standard">
      <style:graphic-properties draw:marker-end=""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marker-end="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svg:stroke-color="#00008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objectwithoutfill">
      <style:graphic-properties svg:stroke-width="0.1cm" svg:stroke-color="#8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3.61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notes">
      <style:graphic-properties draw:fill-color="#ffffff" draw:auto-grow-height="true" fo:min-height="13.364cm"/>
    </style:style>
    <style:style style:name="pr5" style:family="presentation" style:parent-style-name="Padrão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 de Edmonds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o tratarmos de um grafo bipartido podemos utilizar o algoritmo Hungaro.</text:p>
              </text:list-item>
              <text:list-item>
                <text:p>Porém se o grafo não for bipartido, deparamos com florações.</text:p>
              </text:list-item>
              <text:list-item>
                <text:p>Edmonds mostrou como contrair florações e assim encontrar caminhos aumentantes de modo efici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parelhamento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ubconjunto M de arestas tal que nenhuma aresta em M tem alguma extremidade em comum.</text:p>
              </text:list-item>
              <text:list-item>
                <text:p>Os vertices das arestas ∈ M estão M-Emparelhados.</text:p>
              </text:list-item>
              <text:list-item>
                <text:p>M é máximo em G se M contém o maior número de arestas possível.</text:p>
              </text:list-item>
              <text:list-item>
                <text:p>Perfeito se todos os v ∈ V são incidentes a alguma aretsta de 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minho Alternant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Caminho P=u1u2 . . . uk onde as arestas u1u2, u3u4, . . ., u2j−1u2j são livres e as restantes são emparelhadas.</text:p>
              </text:list-item>
              <text:list-item>
                <text:p>Caminho P é aumentante se u1 e uk não pertencem a nenhuma das arestas emparelhadas (u1 e uk são solteiro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Dado um grafo G e um emparelhamento M, encontrar um caminho M-aumentante em G.</text:p>
              </text:list-item>
              <text:list-item>
                <text:p>Se G não possui caminho M-aumentante, M já é máximo (teorema 1).</text:p>
              </text:list-item>
              <text:list-item>
                <text:p>A aplicação do Algoritmo Húngaro pode fornecer um passeio aumentante P ao invés de caminho.</text:p>
              </text:list-item>
              <text:list-item>
                <text:p>Nesse caso, P contém uma floração 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oraçõ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Floração: Circuito de 2k+1 vértices onde temos k arestas emparelhadas.</text:p>
              </text:list-item>
            </text:list>
          </draw:text-box>
        </draw:frame>
        <draw:custom-shape draw:style-name="gr2" draw:text-style-name="P1" draw:id="id1" draw:layer="layout" svg:width="2cm" svg:height="2cm" svg:x="4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2cm" svg:height="2cm" svg:x="9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2cm" svg:height="2cm" svg:x="13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2cm" svg:height="2cm" svg:x="17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2cm" svg:height="2cm" svg:x="21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1.797cm" svg:x1="5.6cm" svg:y1="16.4cm" svg:x2="22.2cm" svg:y2="15.8cm" draw:start-shape="id1" draw:start-glue-point="8" draw:end-shape="id2" draw:end-glue-point="8" svg:d="m5600 16400c0 3448 16600 3748 16600-600">
          <text:p/>
        </draw:connector>
        <draw:connector draw:style-name="gr3" draw:text-style-name="P1" draw:layer="layout" draw:type="line" svg:x1="6.6cm" svg:y1="15.4cm" svg:x2="9.4cm" svg:y2="10cm" draw:start-shape="id1" draw:start-glue-point="10" draw:end-shape="id3" draw:end-glue-point="6" svg:d="m6600 15400 2800-5400">
          <text:p/>
        </draw:connector>
        <draw:connector draw:style-name="gr4" draw:text-style-name="P1" draw:layer="layout" draw:type="line" svg:x1="11.4cm" svg:y1="10cm" svg:x2="13.4cm" svg:y2="15cm" draw:start-shape="id3" draw:start-glue-point="10" draw:end-shape="id4" draw:end-glue-point="6" svg:d="m11400 10000 2000 5000">
          <text:p/>
        </draw:connector>
        <draw:connector draw:style-name="gr3" draw:text-style-name="P1" draw:layer="layout" draw:type="line" svg:x1="15.4cm" svg:y1="15cm" svg:x2="17.2cm" svg:y2="10.2cm" draw:start-shape="id4" draw:start-glue-point="10" draw:end-shape="id5" draw:end-glue-point="6" svg:d="m15400 15000 1800-4800">
          <text:p/>
        </draw:connector>
        <draw:connector draw:style-name="gr4" draw:text-style-name="P1" draw:layer="layout" draw:type="line" svg:x1="19.2cm" svg:y1="10.2cm" svg:x2="21.2cm" svg:y2="14.8cm" draw:start-shape="id5" draw:start-glue-point="10" draw:end-shape="id2" draw:end-glue-point="6" svg:d="m19200 10200 2000 4600">
          <text:p/>
        </draw:connector>
        <draw:custom-shape draw:style-name="gr2" draw:text-style-name="P1" draw:id="id6" draw:layer="layout" svg:width="2cm" svg:height="2cm" svg:x="1.30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014cm" svg:y1="11.107cm" svg:x2="4.893cm" svg:y2="14.693cm" draw:start-shape="id6" draw:start-glue-point="9" draw:end-shape="id1" draw:end-glue-point="5" svg:d="m3014 11107 1879 3586">
          <text:p/>
        </draw:connector>
        <draw:custom-shape draw:style-name="gr2" draw:text-style-name="P1" draw:id="id7" draw:layer="layout" svg:width="2cm" svg:height="2cm" svg:x="24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3.2cm" svg:y1="14.8cm" svg:x2="24.4cm" svg:y2="10cm" draw:start-shape="id2" draw:start-glue-point="10" draw:end-shape="id7" draw:end-glue-point="6" svg:d="m23200 14800 1200-4800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olhimento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Redução de uma floração em um único vértice.</text:p>
              </text:list-item>
              <text:list-item>
                <text:p>f = floração num grafo G=(V,A)</text:p>
              </text:list-item>
              <text:list-item>
                <text:p>encolhimento(G(V,A)) = G/f=(V/f,A/f)</text:p>
              </text:list-item>
              <text:list-item>
                <text:p>V/f = Conjunto de vértices de V com os vértices de f omitidos e um vértice vf adicionado.</text:p>
              </text:list-item>
              <text:list-item>
                <text:p>A/f = Conjunto de arestas de E omitindo as arestas com duas extremidades em f e substituindo as arestas vu com u∈f e v ¬∈ f por uvf.</text:p>
              </text:list-item>
              <text:list-item>
                <text:p>Novo vértice vf é chamado de pseudo-vért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orema 4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Teorema 4 (Edmonds, 1965) Suponha que enquanto procuramos por um caminho aumentante a partir de um vértice u de um grafo G, em relação a um emparelhamento M, descobrimos uma ﬂoração f. Então existe um caminho aumentante a partir de u em G em relação a M se e somente se existe um caminho aumentante a partir de u (ou de vf caso u seja a base da ﬂoração f) em G/f em relação a M/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office:forms form:automatic-focus="false" form:apply-design-mode="false"/>
        <draw:custom-shape draw:style-name="gr6" draw:text-style-name="P1" draw:id="id8" draw:layer="layout" svg:width="1.6cm" svg:height="1.6cm" svg:x="8.6cm" svg:y="9.2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9" draw:layer="layout" svg:width="1.6cm" svg:height="1.6cm" svg:x="12.6cm" svg:y="5.8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2" draw:layer="layout" svg:width="1.6cm" svg:height="1.6cm" svg:x="11cm" svg:y="13.6cm">
          <text:p text:style-name="P1">v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1" draw:layer="layout" svg:width="1.6cm" svg:height="1.6cm" svg:x="14.2cm" svg:y="13.6cm">
          <text:p text:style-name="P1">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0" draw:layer="layout" svg:width="1.6cm" svg:height="1.6cm" svg:x="16.4cm" svg:y="9.2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966cm" svg:y1="9.434cm" svg:x2="12.834cm" svg:y2="7.166cm" draw:start-shape="id8" draw:start-glue-point="11" draw:end-shape="id9" draw:end-glue-point="7" svg:d="m9966 9434 2868-2268">
          <text:p/>
        </draw:connector>
        <draw:connector draw:style-name="gr8" draw:text-style-name="P1" draw:layer="layout" draw:type="line" svg:x1="13.966cm" svg:y1="7.166cm" svg:x2="16.634cm" svg:y2="9.434cm" draw:start-shape="id9" draw:start-glue-point="9" draw:end-shape="id10" draw:end-glue-point="5" svg:d="m13966 7166 2668 2268">
          <text:p/>
        </draw:connector>
        <draw:connector draw:style-name="gr8" draw:text-style-name="P1" draw:layer="layout" draw:type="line" svg:x1="17.2cm" svg:y1="10.8cm" svg:x2="15.566cm" svg:y2="13.834cm" draw:start-shape="id10" draw:start-glue-point="8" draw:end-shape="id11" draw:end-glue-point="11" svg:d="m17200 10800-1634 3034">
          <text:p/>
        </draw:connector>
        <draw:connector draw:style-name="gr8" draw:text-style-name="P1" draw:layer="layout" draw:type="line" svg:x1="9.4cm" svg:y1="10.8cm" svg:x2="11.234cm" svg:y2="13.834cm" draw:start-shape="id8" draw:start-glue-point="8" draw:end-shape="id12" draw:end-glue-point="5" svg:d="m9400 10800 1834 3034">
          <text:p/>
        </draw:connector>
        <draw:connector draw:style-name="gr8" draw:text-style-name="P1" draw:layer="layout" draw:type="line" svg:x1="12.6cm" svg:y1="14.4cm" svg:x2="14.2cm" svg:y2="14.4cm" draw:start-shape="id12" draw:start-glue-point="10" draw:end-shape="id11" draw:end-glue-point="6" svg:d="m12600 14400h1600">
          <text:p/>
        </draw:connector>
        <draw:connector draw:style-name="gr8" draw:text-style-name="P1" draw:layer="layout" draw:type="line" svg:x1="10.2cm" svg:y1="10cm" svg:x2="16.4cm" svg:y2="10cm" draw:start-shape="id8" draw:start-glue-point="10" draw:end-shape="id10" draw:end-glue-point="6" svg:d="m10200 10000h6200">
          <text:p/>
        </draw:connector>
        <draw:connector draw:style-name="gr8" draw:text-style-name="P1" draw:layer="layout" draw:type="line" svg:x1="13.4cm" svg:y1="7.4cm" svg:x2="11.8cm" svg:y2="13.6cm" draw:start-shape="id9" draw:start-glue-point="8" draw:end-shape="id12" draw:end-glue-point="4" svg:d="m13400 7400-1600 6200">
          <text:p/>
        </draw:connector>
        <draw:connector draw:style-name="gr8" draw:text-style-name="P1" draw:layer="layout" draw:type="line" svg:x1="13.4cm" svg:y1="7.4cm" svg:x2="15cm" svg:y2="13.6cm" draw:start-shape="id9" draw:start-glue-point="8" draw:end-shape="id11" draw:end-glue-point="4" svg:d="m13400 7400 1600 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0">
        <office:forms form:automatic-focus="false" form:apply-design-mode="false"/>
        <draw:custom-shape draw:style-name="gr9" draw:text-style-name="P2" draw:id="id13" draw:layer="layout" svg:width="1.6cm" svg:height="1.6cm" svg:x="8.6cm" svg:y="9.2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14" draw:layer="layout" svg:width="1.6cm" svg:height="1.6cm" svg:x="12.6cm" svg:y="5.8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17" draw:layer="layout" svg:width="1.6cm" svg:height="1.6cm" svg:x="11cm" svg:y="1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16" draw:layer="layout" svg:width="1.6cm" svg:height="1.6cm" svg:x="14.2cm" svg:y="13.6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15" draw:layer="layout" svg:width="1.6cm" svg:height="1.6cm" svg:x="16.4cm" svg:y="9.2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9.966cm" svg:y1="9.434cm" svg:x2="12.834cm" svg:y2="7.166cm" draw:start-shape="id13" draw:start-glue-point="11" draw:end-shape="id14" draw:end-glue-point="7" svg:d="m9966 9434 2868-2268">
          <text:p/>
        </draw:connector>
        <draw:connector draw:style-name="gr12" draw:text-style-name="P1" draw:layer="layout" draw:type="line" svg:x1="13.966cm" svg:y1="7.166cm" svg:x2="16.634cm" svg:y2="9.434cm" draw:start-shape="id14" draw:start-glue-point="9" draw:end-shape="id15" draw:end-glue-point="5" svg:d="m13966 7166 2668 2268">
          <text:p/>
        </draw:connector>
        <draw:connector draw:style-name="gr12" draw:text-style-name="P1" draw:layer="layout" draw:type="line" svg:x1="17.2cm" svg:y1="10.8cm" svg:x2="15.566cm" svg:y2="13.834cm" draw:start-shape="id15" draw:start-glue-point="8" draw:end-shape="id16" draw:end-glue-point="11" svg:d="m17200 10800-1634 3034">
          <text:p/>
        </draw:connector>
        <draw:connector draw:style-name="gr12" draw:text-style-name="P1" draw:layer="layout" draw:type="line" svg:x1="9.4cm" svg:y1="10.8cm" svg:x2="11.234cm" svg:y2="13.834cm" draw:start-shape="id13" draw:start-glue-point="8" draw:end-shape="id17" draw:end-glue-point="5" svg:d="m9400 10800 1834 3034">
          <text:p/>
        </draw:connector>
        <draw:connector draw:style-name="gr12" draw:text-style-name="P1" draw:layer="layout" draw:type="line" svg:x1="12.6cm" svg:y1="14.4cm" svg:x2="14.2cm" svg:y2="14.4cm" draw:start-shape="id17" draw:start-glue-point="10" draw:end-shape="id16" draw:end-glue-point="6" svg:d="m12600 14400h1600">
          <text:p/>
        </draw:connector>
        <draw:connector draw:style-name="gr12" draw:text-style-name="P1" draw:layer="layout" draw:type="line" svg:x1="10.2cm" svg:y1="10cm" svg:x2="16.4cm" svg:y2="10cm" draw:start-shape="id13" draw:start-glue-point="10" draw:end-shape="id15" draw:end-glue-point="6" svg:d="m10200 10000h6200">
          <text:p/>
        </draw:connector>
        <draw:connector draw:style-name="gr12" draw:text-style-name="P1" draw:layer="layout" draw:type="line" svg:x1="13.4cm" svg:y1="7.4cm" svg:x2="11.8cm" svg:y2="13.6cm" draw:start-shape="id14" draw:start-glue-point="8" draw:end-shape="id17" draw:end-glue-point="4" svg:d="m13400 7400-1600 6200">
          <text:p/>
        </draw:connector>
        <draw:connector draw:style-name="gr12" draw:text-style-name="P1" draw:layer="layout" draw:type="line" svg:x1="13.4cm" svg:y1="7.4cm" svg:x2="15cm" svg:y2="13.6cm" draw:start-shape="id14" draw:start-glue-point="8" draw:end-shape="id16" draw:end-glue-point="4" svg:d="m13400 7400 1600 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office:forms form:automatic-focus="false" form:apply-design-mode="false"/>
        <draw:custom-shape draw:style-name="gr9" draw:text-style-name="P2" draw:id="id18" draw:layer="layout" svg:width="1.6cm" svg:height="1.6cm" svg:x="8.6cm" svg:y="9.2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19" draw:layer="layout" svg:width="1.6cm" svg:height="1.6cm" svg:x="12.6cm" svg:y="5.8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22" draw:layer="layout" svg:width="1.6cm" svg:height="1.6cm" svg:x="11cm" svg:y="1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21" draw:layer="layout" svg:width="1.6cm" svg:height="1.6cm" svg:x="14.2cm" svg:y="13.6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20" draw:layer="layout" svg:width="1.6cm" svg:height="1.6cm" svg:x="16.4cm" svg:y="9.2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9.966cm" svg:y1="9.434cm" svg:x2="12.834cm" svg:y2="7.166cm" draw:start-shape="id18" draw:start-glue-point="11" draw:end-shape="id19" draw:end-glue-point="7" svg:d="m9966 9434 2868-2268">
          <text:p/>
        </draw:connector>
        <draw:connector draw:style-name="gr13" draw:text-style-name="P1" draw:layer="layout" draw:type="line" svg:x1="13.966cm" svg:y1="7.166cm" svg:x2="16.634cm" svg:y2="9.434cm" draw:start-shape="id19" draw:start-glue-point="9" draw:end-shape="id20" draw:end-glue-point="5" svg:d="m13966 7166 2668 2268">
          <text:p/>
        </draw:connector>
        <draw:connector draw:style-name="gr12" draw:text-style-name="P1" draw:layer="layout" draw:type="line" svg:x1="17.2cm" svg:y1="10.8cm" svg:x2="15.566cm" svg:y2="13.834cm" draw:start-shape="id20" draw:start-glue-point="8" draw:end-shape="id21" draw:end-glue-point="11" svg:d="m17200 10800-1634 3034">
          <text:p/>
        </draw:connector>
        <draw:connector draw:style-name="gr12" draw:text-style-name="P1" draw:layer="layout" draw:type="line" svg:x1="9.4cm" svg:y1="10.8cm" svg:x2="11.234cm" svg:y2="13.834cm" draw:start-shape="id18" draw:start-glue-point="8" draw:end-shape="id22" draw:end-glue-point="5" svg:d="m9400 10800 1834 3034">
          <text:p/>
        </draw:connector>
        <draw:connector draw:style-name="gr12" draw:text-style-name="P1" draw:layer="layout" draw:type="line" svg:x1="12.6cm" svg:y1="14.4cm" svg:x2="14.2cm" svg:y2="14.4cm" draw:start-shape="id22" draw:start-glue-point="10" draw:end-shape="id21" draw:end-glue-point="6" svg:d="m12600 14400h1600">
          <text:p/>
        </draw:connector>
        <draw:connector draw:style-name="gr13" draw:text-style-name="P1" draw:layer="layout" draw:type="line" svg:x1="10.2cm" svg:y1="10cm" svg:x2="16.4cm" svg:y2="10cm" draw:start-shape="id18" draw:start-glue-point="10" draw:end-shape="id20" draw:end-glue-point="6" svg:d="m10200 10000h6200">
          <text:p/>
        </draw:connector>
        <draw:connector draw:style-name="gr12" draw:text-style-name="P1" draw:layer="layout" draw:type="line" svg:x1="13.4cm" svg:y1="7.4cm" svg:x2="11.8cm" svg:y2="13.6cm" draw:start-shape="id19" draw:start-glue-point="8" draw:end-shape="id22" draw:end-glue-point="4" svg:d="m13400 7400-1600 6200">
          <text:p/>
        </draw:connector>
        <draw:connector draw:style-name="gr12" draw:text-style-name="P1" draw:layer="layout" draw:type="line" svg:x1="13.4cm" svg:y1="7.4cm" svg:x2="15cm" svg:y2="13.6cm" draw:start-shape="id19" draw:start-glue-point="8" draw:end-shape="id21" draw:end-glue-point="4" svg:d="m13400 7400 1600 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0">
        <office:forms form:automatic-focus="false" form:apply-design-mode="false"/>
        <draw:custom-shape draw:style-name="gr10" draw:text-style-name="P2" draw:id="id23" draw:layer="layout" svg:width="1.6cm" svg:height="1.6cm" svg:x="11cm" svg:y="1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24" draw:layer="layout" svg:width="1.6cm" svg:height="1.6cm" svg:x="14.2cm" svg:y="13.6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6cm" svg:y1="14.4cm" svg:x2="14.2cm" svg:y2="14.4cm" draw:start-shape="id23" draw:start-glue-point="10" draw:end-shape="id24" draw:end-glue-point="6" svg:d="m12600 14400h1600">
          <text:p/>
        </draw:connector>
        <draw:connector draw:style-name="gr12" draw:text-style-name="P1" draw:layer="layout" draw:type="line" svg:x1="13.4cm" svg:y1="7.4cm" svg:x2="11.8cm" svg:y2="13.6cm" draw:start-shape="id25" draw:start-glue-point="8" draw:end-shape="id23" draw:end-glue-point="4" svg:d="m13400 7400-1600 6200">
          <text:p/>
        </draw:connector>
        <draw:connector draw:style-name="gr12" draw:text-style-name="P1" draw:layer="layout" draw:type="line" svg:x1="13.4cm" svg:y1="7.4cm" svg:x2="15cm" svg:y2="13.6cm" draw:start-shape="id25" draw:start-glue-point="8" draw:end-shape="id24" draw:end-glue-point="4" svg:d="m13400 7400 1600 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draw:custom-shape draw:style-name="gr10" draw:text-style-name="P2" draw:id="id25" draw:layer="layout" svg:width="1.6cm" svg:height="1.6cm" svg:x="12.6cm" svg:y="5.8cm">
          <text:p text:style-name="P1"><text:span text:style-name="T1">v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0">
        <office:forms form:automatic-focus="false" form:apply-design-mode="false"/>
        <draw:custom-shape draw:style-name="gr10" draw:text-style-name="P2" draw:id="id26" draw:layer="layout" svg:width="1.6cm" svg:height="1.6cm" svg:x="11cm" svg:y="1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27" draw:layer="layout" svg:width="1.6cm" svg:height="1.6cm" svg:x="14.2cm" svg:y="13.6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6cm" svg:y1="14.4cm" svg:x2="14.2cm" svg:y2="14.4cm" draw:start-shape="id26" draw:start-glue-point="10" draw:end-shape="id27" draw:end-glue-point="6" svg:d="m12600 14400h1600">
          <text:p/>
        </draw:connector>
        <draw:connector draw:style-name="gr12" draw:text-style-name="P1" draw:layer="layout" draw:type="line" svg:x1="13.4cm" svg:y1="7.4cm" svg:x2="11.8cm" svg:y2="13.6cm" draw:start-shape="id28" draw:start-glue-point="8" draw:end-shape="id26" draw:end-glue-point="4" svg:d="m13400 7400-1600 6200">
          <text:p/>
        </draw:connector>
        <draw:connector draw:style-name="gr11" draw:text-style-name="P1" draw:layer="layout" draw:type="line" svg:x1="13.4cm" svg:y1="7.4cm" svg:x2="15cm" svg:y2="13.6cm" draw:start-shape="id28" draw:start-glue-point="8" draw:end-shape="id27" draw:end-glue-point="4" svg:d="m13400 7400 1600 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draw:custom-shape draw:style-name="gr10" draw:text-style-name="P2" draw:id="id28" draw:layer="layout" svg:width="1.6cm" svg:height="1.6cm" svg:x="12.6cm" svg:y="5.8cm">
          <text:p text:style-name="P1"><text:span text:style-name="T1">v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0">
        <office:forms form:automatic-focus="false" form:apply-design-mode="false"/>
        <draw:custom-shape draw:style-name="gr9" draw:text-style-name="P2" draw:id="id29" draw:layer="layout" svg:width="1.6cm" svg:height="1.6cm" svg:x="8.6cm" svg:y="9.2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30" draw:layer="layout" svg:width="1.6cm" svg:height="1.6cm" svg:x="12.6cm" svg:y="5.8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33" draw:layer="layout" svg:width="1.6cm" svg:height="1.6cm" svg:x="11cm" svg:y="1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32" draw:layer="layout" svg:width="1.6cm" svg:height="1.6cm" svg:x="14.2cm" svg:y="13.6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31" draw:layer="layout" svg:width="1.6cm" svg:height="1.6cm" svg:x="16.4cm" svg:y="9.2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9.966cm" svg:y1="9.434cm" svg:x2="12.834cm" svg:y2="7.166cm" draw:start-shape="id29" draw:start-glue-point="11" draw:end-shape="id30" draw:end-glue-point="7" svg:d="m9966 9434 2868-2268">
          <text:p/>
        </draw:connector>
        <draw:connector draw:style-name="gr14" draw:text-style-name="P1" draw:layer="layout" draw:type="line" svg:x1="13.966cm" svg:y1="7.166cm" svg:x2="16.634cm" svg:y2="9.434cm" draw:start-shape="id30" draw:start-glue-point="9" draw:end-shape="id31" draw:end-glue-point="5" svg:d="m13966 7166 2668 2268">
          <text:p/>
        </draw:connector>
        <draw:connector draw:style-name="gr12" draw:text-style-name="P1" draw:layer="layout" draw:type="line" svg:x1="17.2cm" svg:y1="10.8cm" svg:x2="15.566cm" svg:y2="13.834cm" draw:start-shape="id31" draw:start-glue-point="8" draw:end-shape="id32" draw:end-glue-point="11" svg:d="m17200 10800-1634 3034">
          <text:p/>
        </draw:connector>
        <draw:connector draw:style-name="gr12" draw:text-style-name="P1" draw:layer="layout" draw:type="line" svg:x1="9.4cm" svg:y1="10.8cm" svg:x2="11.234cm" svg:y2="13.834cm" draw:start-shape="id29" draw:start-glue-point="8" draw:end-shape="id33" draw:end-glue-point="5" svg:d="m9400 10800 1834 3034">
          <text:p/>
        </draw:connector>
        <draw:connector draw:style-name="gr12" draw:text-style-name="P1" draw:layer="layout" draw:type="line" svg:x1="12.6cm" svg:y1="14.4cm" svg:x2="14.2cm" svg:y2="14.4cm" draw:start-shape="id33" draw:start-glue-point="10" draw:end-shape="id32" draw:end-glue-point="6" svg:d="m12600 14400h1600">
          <text:p/>
        </draw:connector>
        <draw:connector draw:style-name="gr11" draw:text-style-name="P1" draw:layer="layout" draw:type="line" svg:x1="10.2cm" svg:y1="10cm" svg:x2="16.4cm" svg:y2="10cm" draw:start-shape="id29" draw:start-glue-point="10" draw:end-shape="id31" draw:end-glue-point="6" svg:d="m10200 10000h6200">
          <text:p/>
        </draw:connector>
        <draw:connector draw:style-name="gr12" draw:text-style-name="P1" draw:layer="layout" draw:type="line" svg:x1="13.4cm" svg:y1="7.4cm" svg:x2="11.8cm" svg:y2="13.6cm" draw:start-shape="id30" draw:start-glue-point="8" draw:end-shape="id33" draw:end-glue-point="4" svg:d="m13400 7400-1600 6200">
          <text:p/>
        </draw:connector>
        <draw:connector draw:style-name="gr11" draw:text-style-name="P1" draw:layer="layout" draw:type="line" svg:x1="13.4cm" svg:y1="7.4cm" svg:x2="15cm" svg:y2="13.6cm" draw:start-shape="id30" draw:start-glue-point="8" draw:end-shape="id32" draw:end-glue-point="4" svg:d="m13400 7400 1600 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0">
        <office:forms form:automatic-focus="false" form:apply-design-mode="false"/>
        <draw:custom-shape draw:style-name="gr9" draw:text-style-name="P2" draw:id="id34" draw:layer="layout" svg:width="1.6cm" svg:height="1.6cm" svg:x="8.6cm" svg:y="9.2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35" draw:layer="layout" svg:width="1.6cm" svg:height="1.6cm" svg:x="12.6cm" svg:y="5.8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38" draw:layer="layout" svg:width="1.6cm" svg:height="1.6cm" svg:x="11cm" svg:y="13.6cm">
          <text:p text:style-name="P1"><text:span text:style-name="T1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37" draw:layer="layout" svg:width="1.6cm" svg:height="1.6cm" svg:x="14.2cm" svg:y="13.6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36" draw:layer="layout" svg:width="1.6cm" svg:height="1.6cm" svg:x="16.4cm" svg:y="9.2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9.966cm" svg:y1="9.434cm" svg:x2="12.834cm" svg:y2="7.166cm" draw:start-shape="id34" draw:start-glue-point="11" draw:end-shape="id35" draw:end-glue-point="7" svg:d="m9966 9434 2868-2268">
          <text:p/>
        </draw:connector>
        <draw:connector draw:style-name="gr14" draw:text-style-name="P1" draw:layer="layout" draw:type="line" svg:x1="13.966cm" svg:y1="7.166cm" svg:x2="16.634cm" svg:y2="9.434cm" draw:start-shape="id35" draw:start-glue-point="9" draw:end-shape="id36" draw:end-glue-point="5" svg:d="m13966 7166 2668 2268">
          <text:p/>
        </draw:connector>
        <draw:connector draw:style-name="gr12" draw:text-style-name="P1" draw:layer="layout" draw:type="line" svg:x1="17.2cm" svg:y1="10.8cm" svg:x2="15.566cm" svg:y2="13.834cm" draw:start-shape="id36" draw:start-glue-point="8" draw:end-shape="id37" draw:end-glue-point="11" svg:d="m17200 10800-1634 3034">
          <text:p/>
        </draw:connector>
        <draw:connector draw:style-name="gr12" draw:text-style-name="P1" draw:layer="layout" draw:type="line" svg:x1="9.4cm" svg:y1="10.8cm" svg:x2="11.234cm" svg:y2="13.834cm" draw:start-shape="id34" draw:start-glue-point="8" draw:end-shape="id38" draw:end-glue-point="5" svg:d="m9400 10800 1834 3034">
          <text:p/>
        </draw:connector>
        <draw:connector draw:style-name="gr13" draw:text-style-name="P1" draw:layer="layout" draw:type="line" svg:x1="12.6cm" svg:y1="14.4cm" svg:x2="14.2cm" svg:y2="14.4cm" draw:start-shape="id38" draw:start-glue-point="10" draw:end-shape="id37" draw:end-glue-point="6" svg:d="m12600 14400h1600">
          <text:p/>
        </draw:connector>
        <draw:connector draw:style-name="gr11" draw:text-style-name="P1" draw:layer="layout" draw:type="line" svg:x1="10.2cm" svg:y1="10cm" svg:x2="16.4cm" svg:y2="10cm" draw:start-shape="id34" draw:start-glue-point="10" draw:end-shape="id36" draw:end-glue-point="6" svg:d="m10200 10000h6200">
          <text:p/>
        </draw:connector>
        <draw:connector draw:style-name="gr13" draw:text-style-name="P1" draw:layer="layout" draw:type="line" svg:x1="13.4cm" svg:y1="7.4cm" svg:x2="11.8cm" svg:y2="13.6cm" draw:start-shape="id35" draw:start-glue-point="8" draw:end-shape="id38" draw:end-glue-point="4" svg:d="m13400 7400-1600 6200">
          <text:p/>
        </draw:connector>
        <draw:connector draw:style-name="gr11" draw:text-style-name="P1" draw:layer="layout" draw:type="line" svg:x1="13.4cm" svg:y1="7.4cm" svg:x2="15cm" svg:y2="13.6cm" draw:start-shape="id35" draw:start-glue-point="8" draw:end-shape="id37" draw:end-glue-point="4" svg:d="m13400 7400 1600 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0">
        <office:forms form:automatic-focus="false" form:apply-design-mode="false"/>
        <draw:custom-shape draw:style-name="gr9" draw:text-style-name="P2" draw:id="id41" draw:layer="layout" svg:width="1.6cm" svg:height="1.6cm" svg:x="8.6cm" svg:y="9.2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39" draw:layer="layout" svg:width="1.6cm" svg:height="1.6cm" svg:x="16.4cm" svg:y="9.2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7.2cm" svg:y1="10.8cm" svg:x2="14.2cm" svg:y2="14cm" draw:start-shape="id39" draw:start-glue-point="8" draw:end-shape="id40" draw:end-glue-point="10" svg:d="m17200 10800-3000 3200">
          <text:p/>
        </draw:connector>
        <draw:connector draw:style-name="gr12" draw:text-style-name="P1" draw:layer="layout" draw:type="line" svg:x1="9.4cm" svg:y1="10.8cm" svg:x2="12.6cm" svg:y2="14cm" draw:start-shape="id41" draw:start-glue-point="8" draw:end-shape="id40" draw:end-glue-point="6" svg:d="m9400 10800 3200 3200">
          <text:p/>
        </draw:connector>
        <draw:connector draw:style-name="gr11" draw:text-style-name="P1" draw:layer="layout" draw:type="line" svg:x1="10.2cm" svg:y1="10cm" svg:x2="16.4cm" svg:y2="10cm" draw:start-shape="id41" draw:start-glue-point="10" draw:end-shape="id39" draw:end-glue-point="6" svg:d="m10200 10000h6200">
          <text:p/>
        </draw:connector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draw:custom-shape draw:style-name="gr10" draw:text-style-name="P2" draw:id="id40" draw:layer="layout" svg:width="1.6cm" svg:height="1.6cm" svg:x="12.6cm" svg:y="13.2cm">
          <text:p text:style-name="P1"><text:span text:style-name="T1">v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o de aplicação do algoritmo</text:p>
          </draw:text-box>
        </draw:frame>
        <draw:custom-shape draw:style-name="gr10" draw:text-style-name="P2" draw:layer="layout" svg:width="1.6cm" svg:height="1.6cm" svg:x="12.4cm" svg:y="9.4cm">
          <text:p text:style-name="P1"><text:span text:style-name="T1">v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códig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E(G, M ) :</text:p>
                <text:list>
                  <text:list-item>
                    <text:p>U ← subconjunto dos vértices não M -saturados de G</text:p>
                  </text:list-item>
                  <text:list-item>
                    <text:p>desmarque todos os vértices de U</text:p>
                  </text:list-item>
                  <text:list-item>
                    <text:p>enquanto ∃u ∈ U desmarcado faça</text:p>
                    <text:list>
                      <text:list-item>
                        <text:p>marque u</text:p>
                      </text:list-item>
                      <text:list-item>
                        <text:p>se AE1(G, M, u) = ∅ então</text:p>
                      </text:list-item>
                      <text:list-item>
                        <text:p>retorne M ∆AE1(G, M, u)</text:p>
                      </text:list-item>
                    </text:list>
                  </text:list-item>
                </text:list>
              </text:list-item>
              <text:list-item>
                <text:p>retorne ∅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códig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E1(G, M, u) :</text:p>
                <text:list>
                  <text:list-item>
                    <text:p>se AH(G, M, u) = ∅ então</text:p>
                    <text:list>
                      <text:list-item>
                        <text:p>retorne ∅</text:p>
                      </text:list-item>
                    </text:list>
                  </text:list-item>
                  <text:list-item>
                    <text:p>senão</text:p>
                    <text:list>
                      <text:list-item>
                        <text:p>se AH(G, M, u) é um caminho então</text:p>
                        <text:list>
                          <text:list-item>
                            <text:p>retorne AH(G, M, u)</text:p>
                          </text:list-item>
                        </text:list>
                      </text:list-item>
                      <text:list-item>
                        <text:p>senão</text:p>
                        <text:list>
                          <text:list-item>
                            <text:p>f ← uma floracão de base b contida em AH(G, M, u)</text:p>
                          </text:list-item>
                          <text:list-item>
                            <text:p>vf ← pseudo-vértice de G/f , relativo a f</text:p>
                          </text:list-item>
                          <text:list-item>
                            <text:p>se u = b então v ← vf , senão v ← u</text:p>
                          </text:list-item>
                          <text:list-item>
                            <text:p>retorne imagem inversa de AE1(G/f, M/f, v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eudocódig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goritmo de Edmonds</text:p>
              </text:list-item>
              <text:list-item>
                <text:p>Dados: grafo G</text:p>
              </text:list-item>
              <text:list-item>
                <text:p>Saída: emparelhamento máximo M</text:p>
                <text:list>
                  <text:list-item>
                    <text:p>M ←∅</text:p>
                  </text:list-item>
                  <text:list-item>
                    <text:p>enquanto AE(G, M ) = ∅ faça</text:p>
                    <text:list>
                      <text:list-item>
                        <text:p>M ← AE(G, M )</text:p>
                      </text:list-item>
                      <text:list-item>
                        <text:p>AE(G, M )</text:p>
                      </text:list-item>
                    </text:list>
                  </text:list-item>
                  <text:list-item>
                    <text:p>retorne 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dad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caso geral o algorítimo é claramente polinomial;</text:p>
              </text:list-item>
              <text:list-item>
                <text:p>Máximo de O(n) caminhos aumentantes encontrados;</text:p>
              </text:list-item>
              <text:list-item>
                <text:p>No máximo O(n) vértices livres para encontrar um caminho aumentante;</text:p>
              </text:list-item>
              <text:list-item>
                <text:p>Árvore de busca – construção e processamento de florações: O(m);</text:p>
              </text:list-item>
              <text:list-item>
                <text:p>O(n²m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dade</text:p>
          </draw:text-box>
        </draw:frame>
        <draw:frame presentation:style-name="pr5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Um vértice livre não dá origem a caminho aumentante, então toda aresta presente na árvore de busca encontrada a partir deste vértice não pode estar em caminho aumentante;</text:p>
              </text:list-item>
              <text:list-item>
                <text:p>Procura-se por um caminho aumentante a partir do próximo vértice livre. Portanto, precisamos de tempo O(m) para encontrar um caminho aumentante;</text:p>
              </text:list-item>
              <text:list-item>
                <text:p>O(nm);</text:p>
              </text:list-item>
              <text:list-item>
                <text:p>Micali e Vazirani apresentaram um algoritmo O(m√n), o mais eficiente que se conhece para o proble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enan </meta:initial-creator>
    <meta:creation-date>2011-11-27T19:20:41</meta:creation-date>
    <meta:editing-duration>PT05H13M53S</meta:editing-duration>
    <meta:editing-cycles>36</meta:editing-cycles>
    <dc:date>2011-11-28T06:55:26</dc:date>
    <dc:creator>Lucas Pereira</dc:creator>
    <meta:generator>OpenOffice.org/3.2$Linux OpenOffice.org_project/320m12$Build-9483</meta:generator>
    <meta:document-statistic meta:object-count="194"/>
  </office:meta>
</office:document-meta>
</file>